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false" presentation:background-objects-visible="fals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textarea-horizontal-align="justify" draw:textarea-vertical-align="middle" draw:auto-grow-height="false" fo:min-height="0.293cm" fo:min-width="0cm"/>
      <style:paragraph-properties style:writing-mode="lr-tb"/>
    </style:style>
    <style:style style:name="gr2" style:family="graphic" style:parent-style-name="objectwithoutfill">
      <style:graphic-properties draw:marker-start="Arrowheads_20_3"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0.273cm"/>
      <style:paragraph-properties style:writing-mode="lr-tb"/>
    </style:style>
    <style:style style:name="gr4" style:family="graphic" style:parent-style-name="objectwithoutfill">
      <style:graphic-properties draw:marker-start="Arrowheads_20_3" draw:marker-end="" svg:stroke-opacity="80%"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97cm" fo:min-width="0cm"/>
      <style:paragraph-properties style:writing-mode="lr-tb"/>
    </style:style>
    <style:style style:name="gr6" style:family="graphic" style:parent-style-name="objectwithoutfill">
      <style:graphic-properties draw:marker-start="Arrowheads_20_3" draw:marker-end="" draw:fill="none" draw:textarea-vertical-align="middle"/>
    </style:style>
    <style:style style:name="gr7" style:family="graphic" style:parent-style-name="standard">
      <style:graphic-properties draw:textarea-horizontal-align="justify" draw:textarea-vertical-align="middle" draw:auto-grow-height="false" fo:min-height="0.57cm" fo:min-width="0cm"/>
      <style:paragraph-properties style:writing-mode="lr-tb"/>
    </style:style>
    <style:style style:name="gr8" style:family="graphic" style:parent-style-name="objectwithoutfill">
      <style:graphic-properties draw:marker-end="Arrowheads_20_3" draw:fill="none" draw:textarea-vertical-align="middle"/>
    </style:style>
    <style:style style:name="gr9" style:family="graphic" style:parent-style-name="objectwithoutfill">
      <style:graphic-properties draw:marker-start="" draw:marker-end="Arrowheads_20_3"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5.743cm" fo:min-width="6.682cm"/>
      <style:paragraph-properties style:writing-mode="lr-tb"/>
    </style:style>
    <style:style style:name="gr11" style:family="graphic">
      <style:graphic-properties style:protect="size"/>
    </style:style>
    <style:style style:name="gr12" style:family="graphic" style:parent-style-name="Object_20_with_20_no_20_fill_20_and_20_no_20_line">
      <style:graphic-properties draw:textarea-horizontal-align="center" draw:textarea-vertical-align="middle" draw:ole-draw-aspect="1"/>
    </style:style>
    <style:style style:name="pr1" style:family="presentation" style:parent-style-name="Alizarin-notes">
      <style:graphic-properties draw:fill-color="#ffffff" draw:auto-grow-height="true" fo:min-height="13.364cm"/>
      <style:paragraph-properties style:writing-mode="lr-tb"/>
    </style:style>
    <style:style style:name="pr2" style:family="presentation" style:parent-style-name="Alizarin-notes">
      <style:graphic-properties draw:fill-color="#ffffff" fo:min-height="13.364cm"/>
      <style:paragraph-properties style:writing-mode="lr-tb"/>
    </style:style>
    <style:style style:name="P1" style:family="paragraph">
      <style:paragraph-properties fo:text-align="center" style:writing-mode="lr-tb"/>
      <style:text-properties fo:font-size="12pt" style:font-size-asian="40pt" style:font-size-complex="40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margin-top="1.626cm" fo:margin-bottom="0cm" fo:text-align="center"/>
    </style:style>
    <style:style style:name="P5" style:family="paragraph">
      <loext:graphic-properties draw:fill="none" draw:fill-color="#ffffff"/>
      <style:paragraph-properties style:writing-mode="lr-tb"/>
      <style:text-properties fo:font-size="6pt" style:font-size-asian="6pt" style:font-size-complex="6pt"/>
    </style:style>
    <style:style style:name="P6" style:family="paragraph">
      <loext:graphic-properties draw:fill-color="#ffffff"/>
      <style:paragraph-properties style:writing-mode="lr-tb"/>
    </style:style>
    <style:style style:name="T1" style:family="text">
      <style:text-properties fo:font-size="24pt" style:font-size-asian="40pt" style:font-size-complex="40pt"/>
    </style:style>
    <style:style style:name="T2" style:family="text">
      <style:text-properties fo:font-size="12pt" style:font-size-asian="12pt" style:font-size-complex="12pt"/>
    </style:style>
    <style:style style:name="T3" style:family="text">
      <style:text-properties fo:font-size="6pt" style:font-size-asian="6pt" style:font-size-complex="6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 presentation:presentation-page-layout-name="AL1T0" presentation:use-date-time-name="dtd1">
        <office:forms form:automatic-focus="false" form:apply-design-mode="false"/>
        <draw:custom-shape draw:style-name="gr1" draw:text-style-name="P1" xml:id="id4" draw:id="id4" draw:layer="layout" svg:width="0.612cm" svg:height="0.767cm" svg:x="1.998cm" svg:y="2.308cm">
          <text:p text:style-name="P1"><text:span text:style-name="T1">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2" draw:layer="layout" draw:type="line" svg:x1="1.998cm" svg:y1="4.094cm" svg:x2="1.317cm" svg:y2="3.812cm" draw:start-shape="id1" draw:start-glue-point="6" draw:end-shape="id2" draw:end-glue-point="10" svg:d="M1998 4094l-681-282" svg:viewBox="0 0 682 283">
          <text:p/>
        </draw:connector>
        <draw:connector draw:style-name="gr2" draw:text-style-name="P2" draw:layer="layout" draw:type="line" svg:x1="2.087cm" svg:y1="7.06cm" svg:x2="1.228cm" svg:y2="4.083cm" draw:start-shape="id3" draw:start-glue-point="5" draw:end-shape="id2" draw:end-glue-point="9" svg:d="M2087 7060l-859-2977" svg:viewBox="0 0 860 2978">
          <text:p/>
        </draw:connector>
        <draw:frame draw:style-name="gr3" draw:text-style-name="P3" draw:layer="layout" svg:width="0.773cm" svg:height="0.747cm" svg:x="1.071cm" svg:y="2.44cm">
          <draw:text-box>
            <text:p><text:span text:style-name="T2">5</text:span></text:p>
          </draw:text-box>
        </draw:frame>
        <draw:connector draw:style-name="gr4" draw:text-style-name="P2" draw:layer="layout" draw:type="line" svg:x1="1.998cm" svg:y1="2.692cm" svg:x2="1.229cm" svg:y2="3.69cm" draw:start-shape="id4" draw:start-glue-point="6" svg:d="M1998 2692l-769 998" svg:viewBox="0 0 770 999">
          <text:p/>
        </draw:connector>
        <draw:custom-shape draw:style-name="gr1" draw:text-style-name="P1" xml:id="id3" draw:id="id3" draw:layer="layout" svg:width="0.612cm" svg:height="0.767cm" svg:x="1.998cm" svg:y="6.948cm">
          <text:p text:style-name="P1"><text:span text:style-name="T1">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612cm" svg:height="0.767cm" svg:x="1.998cm" svg:y="3.71cm">
          <text:p text:style-name="P1"><text:span text:style-name="T1">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 draw:id="id2" draw:layer="layout" svg:width="0.612cm" svg:height="0.767cm" svg:x="0.705cm" svg:y="3.428cm">
          <text:p text:style-name="P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773cm" svg:height="0.747cm" svg:x="1.002cm" svg:y="5.245cm">
          <draw:text-box>
            <text:p><text:span text:style-name="T2">2</text:span></text:p>
          </draw:text-box>
        </draw:frame>
        <draw:frame draw:style-name="gr5" draw:text-style-name="P3" draw:layer="layout" svg:width="0.773cm" svg:height="0.747cm" svg:x="1.34cm" svg:y="3.347cm">
          <draw:text-box>
            <text:p><text:span text:style-name="T2">3</text:span></text:p>
          </draw:text-box>
        </draw:frame>
        <draw:custom-shape draw:style-name="gr1" draw:text-style-name="P1" xml:id="id5" draw:id="id5" draw:layer="layout" svg:width="0.612cm" svg:height="0.767cm" svg:x="3.903cm" svg:y="2.298cm">
          <text:p text:style-name="P1"><text:span text:style-name="T1">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3.88cm" svg:y1="2.712cm" svg:x2="2.61cm" svg:y2="2.692cm" draw:end-shape="id4" draw:end-glue-point="10" svg:d="M3880 2712l-1270-20" svg:viewBox="0 0 1271 21">
          <text:p/>
        </draw:connector>
        <draw:frame draw:style-name="gr3" draw:text-style-name="P3" draw:layer="layout" svg:width="0.773cm" svg:height="0.747cm" svg:x="2.907cm" svg:y="2.005cm">
          <draw:text-box>
            <text:p><text:span text:style-name="T2">2</text:span></text:p>
          </draw:text-box>
        </draw:frame>
        <draw:connector draw:style-name="gr6" draw:text-style-name="P2" draw:layer="layout" draw:type="line" svg:x1="2.304cm" svg:y1="3.075cm" svg:x2="2.3cm" svg:y2="3.71cm" draw:start-shape="id4" draw:start-glue-point="8" svg:d="M2304 3075l-4 635" svg:viewBox="0 0 5 636">
          <text:p/>
        </draw:connector>
        <draw:frame draw:style-name="gr3" draw:text-style-name="P3" draw:layer="layout" svg:width="0.773cm" svg:height="0.747cm" svg:x="1.698cm" svg:y="2.963cm">
          <draw:text-box>
            <text:p><text:span text:style-name="T2">1</text:span></text:p>
          </draw:text-box>
        </draw:frame>
        <draw:connector draw:style-name="gr6" draw:text-style-name="P2" draw:layer="layout" draw:type="line" svg:x1="3.992cm" svg:y1="2.953cm" svg:x2="2.521cm" svg:y2="3.822cm" draw:start-shape="id5" draw:start-glue-point="7" draw:end-shape="id1" draw:end-glue-point="11" svg:d="M3992 2953l-1471 869" svg:viewBox="0 0 1472 870">
          <text:p/>
        </draw:connector>
        <draw:frame draw:style-name="gr3" draw:text-style-name="P3" draw:layer="layout" svg:width="0.773cm" svg:height="0.747cm" svg:x="2.721cm" svg:y="2.864cm">
          <draw:text-box>
            <text:p><text:span text:style-name="T2">1</text:span></text:p>
          </draw:text-box>
        </draw:frame>
        <draw:frame draw:style-name="gr5" draw:text-style-name="P3" draw:layer="layout" svg:width="0.773cm" svg:height="0.747cm" svg:x="0.837cm" svg:y="1.17cm">
          <draw:text-box>
            <text:p><text:span text:style-name="T2">1</text:span></text:p>
          </draw:text-box>
        </draw:frame>
        <draw:custom-shape draw:style-name="gr7" draw:text-style-name="P1" xml:id="id6" draw:id="id6" draw:layer="layout" svg:width="0.612cm" svg:height="1.158cm" svg:x="5.911cm" svg:y="1.917cm">
          <text:p text:style-name="P1"><text:span text:style-name="T1">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type="line" svg:x1="4.515cm" svg:y1="2.682cm" svg:x2="5.911cm" svg:y2="2.496cm" draw:start-shape="id5" draw:start-glue-point="10" draw:end-shape="id6" draw:end-glue-point="6" svg:d="M4515 2682l1396-186" svg:viewBox="0 0 1397 187">
          <text:p/>
        </draw:connector>
        <draw:frame draw:style-name="gr3" draw:text-style-name="P3" draw:layer="layout" svg:width="0.773cm" svg:height="0.747cm" svg:x="4.55cm" svg:y="2.07cm">
          <draw:text-box>
            <text:p><text:span text:style-name="T2">2</text:span></text:p>
          </draw:text-box>
        </draw:frame>
        <draw:custom-shape draw:style-name="gr1" draw:text-style-name="P1" xml:id="id7" draw:id="id7" draw:layer="layout" svg:width="0.612cm" svg:height="0.767cm" svg:x="4.538cm" svg:y="3.578cm">
          <text:p text:style-name="P1"><text:span text:style-name="T1">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2" draw:layer="layout" draw:type="line" svg:x1="4.426cm" svg:y1="2.953cm" svg:x2="4.844cm" svg:y2="3.578cm" draw:start-shape="id5" draw:start-glue-point="9" draw:end-shape="id7" draw:end-glue-point="4" svg:d="M4426 2953l418 625" svg:viewBox="0 0 419 626">
          <text:p/>
        </draw:connector>
        <draw:frame draw:style-name="gr3" draw:text-style-name="P3" draw:layer="layout" svg:width="0.773cm" svg:height="0.747cm" svg:x="3.922cm" svg:y="3.065cm">
          <draw:text-box>
            <text:p><text:span text:style-name="T2">1</text:span></text:p>
          </draw:text-box>
        </draw:frame>
        <draw:path draw:style-name="gr8" draw:text-style-name="P2" draw:layer="layout" svg:width="1.815cm" svg:height="3.682cm" draw:transform="rotate (1.5707963267949) translate (0.515045272963617cm 3.419cm)" svg:viewBox="0 0 1816 3683" svg:d="M1191 3683c160-34 488 94 502-199 7-154 123-276 120-436-3-150 20-301-27-450-43-136-37-282-53-424-17-155-37-310-26-463 11-156-32-298-40-449-8-165-61-325-79-490-20-178-106-350-93-529 15-211-174-184-278-212-136-36-296-59-423 40-119 93-289 45-410 145l-133 27-132 66-119 79">
          <text:p/>
        </draw:path>
        <draw:path draw:style-name="gr9" draw:text-style-name="P4" draw:layer="layout" svg:width="1.859cm" svg:height="3.408cm" draw:transform="skewX (0.46478117980609) rotate (-2.58099289784922) translate (1.97635133625902cm 7.40451490301996cm)" svg:viewBox="0 0 1860 3409" svg:d="M0 13c148-32 295 4 441 11 154 7 311 36 465 49 159 13 378-123 480 172 116 338 189 733 290 1086 61 212 372 629 16 809-178 91-284 462-415 719l-105 238-117 230-69 82">
          <text:p/>
        </draw:path>
        <draw:frame draw:style-name="gr3" draw:text-style-name="P3" draw:layer="layout" svg:width="0.773cm" svg:height="0.747cm" svg:x="-0.168cm" svg:y="5.18cm">
          <draw:text-box>
            <text:p><text:span text:style-name="T2">1</text:span></text:p>
          </draw:text-box>
        </draw:frame>
        <draw:frame draw:style-name="gr3" draw:text-style-name="P3" draw:layer="layout" svg:width="0.773cm" svg:height="0.747cm" svg:x="2.445cm" svg:y="5.245cm">
          <draw:text-box>
            <text:p><text:span text:style-name="T2">4</text:span></text:p>
          </draw:text-box>
        </draw:frame>
        <draw:custom-shape draw:style-name="gr1" draw:text-style-name="P1" xml:id="id8" draw:id="id8" draw:layer="layout" svg:width="0.612cm" svg:height="0.767cm" svg:x="3.439cm" svg:y="8.078cm">
          <text:p text:style-name="P1"><text:span text:style-name="T1">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type="line" svg:x1="2.521cm" svg:y1="7.06cm" svg:x2="4.538cm" svg:y2="3.962cm" draw:start-shape="id3" draw:start-glue-point="11" draw:end-shape="id7" draw:end-glue-point="6" svg:d="M2521 7060l2017-3098" svg:viewBox="0 0 2018 3099">
          <text:p/>
        </draw:connector>
        <draw:connector draw:style-name="gr8" draw:text-style-name="P2" draw:layer="layout" draw:type="line" svg:x1="2.521cm" svg:y1="7.603cm" svg:x2="3.528cm" svg:y2="8.19cm" draw:start-shape="id3" draw:start-glue-point="9" draw:end-shape="id8" draw:end-glue-point="5" svg:d="M2521 7603l1007 587" svg:viewBox="0 0 1008 588">
          <text:p/>
        </draw:connector>
        <draw:frame draw:style-name="gr3" draw:text-style-name="P3" draw:layer="layout" svg:width="0.773cm" svg:height="0.747cm" svg:x="2.646cm" svg:y="7.246cm">
          <draw:text-box>
            <text:p><text:span text:style-name="T2">7</text:span></text:p>
          </draw:text-box>
        </draw:frame>
        <draw:custom-shape draw:style-name="gr7" draw:text-style-name="P1" xml:id="id9" draw:id="id9" draw:layer="layout" svg:width="0.612cm" svg:height="1.158cm" svg:x="3.245cm" svg:y="0.012cm">
          <text:p text:style-name="P1"><text:span text:style-name="T1">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draw:type="line" svg:x1="3.245cm" svg:y1="0.591cm" svg:x2="2.304cm" svg:y2="2.308cm" draw:start-shape="id9" draw:start-glue-point="6" draw:end-shape="id4" draw:end-glue-point="4" svg:d="M3245 591l-941 1717" svg:viewBox="0 0 942 1718">
          <text:p/>
        </draw:connector>
        <draw:connector draw:style-name="gr8" draw:text-style-name="P2" draw:layer="layout" draw:type="line" svg:x1="5.061cm" svg:y1="3.69cm" svg:x2="6cm" svg:y2="2.906cm" draw:start-shape="id7" draw:start-glue-point="11" draw:end-shape="id6" draw:end-glue-point="7" svg:d="M5061 3690l939-784" svg:viewBox="0 0 940 785">
          <text:p/>
        </draw:connector>
        <draw:connector draw:style-name="gr8" draw:text-style-name="P2" draw:layer="layout" draw:type="line" svg:x1="3.768cm" svg:y1="1.001cm" svg:x2="6cm" svg:y2="2.086cm" draw:start-shape="id9" draw:start-glue-point="9" draw:end-shape="id6" draw:end-glue-point="5" svg:d="M3768 1001l2232 1085" svg:viewBox="0 0 2233 1086">
          <text:p/>
        </draw:connector>
        <draw:frame draw:style-name="gr5" draw:text-style-name="P3" draw:layer="layout" svg:width="0.773cm" svg:height="0.747cm" svg:x="2.238cm" svg:y="0.871cm">
          <draw:text-box>
            <text:p><text:span text:style-name="T2">3</text:span></text:p>
          </draw:text-box>
        </draw:frame>
        <draw:frame draw:style-name="gr3" draw:text-style-name="P3" draw:layer="layout" svg:width="0.773cm" svg:height="0.747cm" svg:x="4.851cm" svg:y="1.071cm">
          <draw:text-box>
            <text:p><text:span text:style-name="T2">1</text:span></text:p>
          </draw:text-box>
        </draw:frame>
        <draw:path draw:style-name="gr8" draw:text-style-name="P2" draw:layer="layout" svg:width="1.905cm" svg:height="3.65cm" draw:transform="rotate (-1.5707963267949) translate (6.274cm 3.075cm)" svg:viewBox="0 0 1906 3651" svg:d="M0 0c172 5 342 2 516 39 142 30 273 91 423 80 158-12 301 69 463 66 159-2 307 120 371 264 59 131 126 267 132 410s-5 291-53 424c-53 146-37 277-66 423-33 165-41 334-93 490-55 166-79 338-159 489-72 136-113 279-158 423-44 140-116 265-172 397l-27 133-26 13">
          <text:p/>
        </draw:path>
        <draw:frame draw:style-name="gr5" draw:text-style-name="P3" draw:layer="layout" svg:width="0.773cm" svg:height="0.747cm" svg:x="5.682cm" svg:y="3.198cm">
          <draw:text-box>
            <text:p><text:span text:style-name="T2">3</text:span></text:p>
          </draw:text-box>
        </draw:frame>
        <draw:path draw:style-name="gr8" draw:text-style-name="P2" draw:layer="layout" svg:width="2.455cm" svg:height="5.898cm" draw:transform="skewX (-0.185877565337396) rotate (-0.821701011838931) translate (6.53945049142455cm 2.63738963764748cm)" svg:viewBox="0 0 2456 5899" svg:d="M0 1c195-11 367 94 559 104 170 8 240 176 376 249 148 80 253 211 383 321 118 100 196 235 286 367 102 150 184 306 272 460 95 169 163 345 237 529 70 177 158 311 207 497 59 224 130 448 136 679 5 213-51 424-98 633-57 251-156 487-197 741-29 186-78 371-135 550-46 148-165 252-247 378l-60 151-79 129-58 110">
          <text:p/>
        </draw:path>
        <draw:frame draw:style-name="gr3" draw:text-style-name="P3" draw:layer="layout" svg:width="0.773cm" svg:height="0.747cm" svg:x="5.35cm" svg:y="6.738cm">
          <draw:text-box>
            <text:p><text:span text:style-name="T2">2</text:span></text:p>
          </draw:text-box>
        </draw:frame>
        <draw:path draw:style-name="gr8" draw:text-style-name="P2" draw:layer="layout" svg:width="1.249cm" svg:height="2.443cm" draw:transform="rotate (-1.67953033919414) translate (4.912cm 4.398cm)" svg:viewBox="0 0 1250 2444" svg:d="M0 0c136 24 276 7 413 8 155 2 311-16 468 16 108 21 417-72 363 160-32 138-33 285-73 421-43 140-51 288-101 423-53 142-67 297-140 428-81 147-158 294-244 439-92 155-232 262-314 420l-79 129">
          <text:p/>
        </draw:path>
        <draw:frame draw:style-name="gr3" draw:text-style-name="P3" draw:layer="layout" svg:width="0.773cm" svg:height="0.747cm" svg:x="4.052cm" svg:y="5.503cm">
          <draw:text-box>
            <text:p><text:span text:style-name="T2">2</text:span></text:p>
          </draw:text-box>
        </draw:frame>
        <draw:path draw:style-name="gr8" draw:text-style-name="P2" draw:layer="layout" svg:width="4.942cm" svg:height="3.816cm" draw:transform="rotate (-0.24940755010999) translate (3.82089364418462cm -0.148181835738505cm)" svg:viewBox="0 0 4943 3817" svg:d="M2357 3817c154-21 308 2 463-8 133-8 267-11 401-34 164-28 334-60 480-149 123-75 272-92 394-169 127-80 279-94 403-185 135-100 311-177 358-363 40-156 73-314 84-473 11-146-5-302-69-432-73-151-131-304-184-459-60-172-148-336-211-506-53-142-118-281-176-419-69-163-197-290-332-393-146-111-336-89-508-117-156-25-312-49-468-71-164-24-330-59-497-24-151 31-307 10-459 21-143 10-287 21-429 28-161 7-321 32-473 79-145 44-296-3-438 43-128 42-262 48-392 73l-131 19-135 8-38 9">
          <text:p/>
        </draw:path>
        <draw:frame draw:style-name="gr3" draw:text-style-name="P3" draw:layer="layout" svg:width="0.773cm" svg:height="0.747cm" svg:x="7.887cm" svg:y="3.075cm">
          <draw:text-box>
            <text:p><text:span text:style-name="T2">2</text:span></text:p>
          </draw:text-box>
        </draw:frame>
        <draw:frame draw:style-name="gr3" draw:text-style-name="P3" draw:layer="layout" svg:width="0.773cm" svg:height="0.747cm" svg:x="4.751cm" svg:y="2.971cm">
          <draw:text-box>
            <text:p><text:span text:style-name="T2">2</text:span></text:p>
          </draw:text-box>
        </draw:frame>
        <draw:frame draw:style-name="gr10" draw:text-style-name="P5" draw:layer="layout" svg:width="7.182cm" svg:height="5.993cm" svg:x="7.423cm" svg:y="4.316cm">
          <draw:text-box>
            <text:p><text:span text:style-name="T3">graph.add_edge('a', 'b', weight=5)</text:span></text:p>
            <text:p><text:span text:style-name="T3">graph.add_edge('a', 'c', weight=3)</text:span></text:p>
            <text:p><text:span text:style-name="T3">graph.add_edge('a', 'e', weight=2)</text:span></text:p>
            <text:p><text:span text:style-name="T3">graph.add_edge('b', 'd', weight=2)</text:span></text:p>
            <text:p><text:span text:style-name="T3">graph.add_edge('c', 'b', weight=1)</text:span></text:p>
            <text:p><text:span text:style-name="T3">graph.add_edge('c', 'd', weight=1)</text:span></text:p>
            <text:p><text:span text:style-name="T3">graph.add_edge('d', 'a', weight=1)</text:span></text:p>
            <text:p><text:span text:style-name="T3">graph.add_edge('d', 'g', weight=2)</text:span></text:p>
            <text:p><text:span text:style-name="T3">graph.add_edge('d', 'h', weight=1)</text:span></text:p>
            <text:p><text:span text:style-name="T3">graph.add_edge('e', 'a', weight=1)</text:span></text:p>
            <text:p><text:span text:style-name="T3">graph.add_edge('e', 'h', weight=4)</text:span></text:p>
            <text:p><text:span text:style-name="T3">graph.add_edge('e', 'i', weight=7)</text:span></text:p>
            <text:p><text:span text:style-name="T3">graph.add_edge('f', 'b', weight=3)</text:span></text:p>
            <text:p><text:span text:style-name="T3">graph.add_edge('f', 'g', weight=1)</text:span></text:p>
            <text:p><text:span text:style-name="T3">graph.add_edge('g', 'c', weight=3)</text:span></text:p>
            <text:p><text:span text:style-name="T3">graph.add_edge('g', 'i', weight=2)</text:span></text:p>
            <text:p><text:span text:style-name="T3">graph.add_edge('h', 'c', weight=2)</text:span></text:p>
            <text:p><text:span text:style-name="T3">graph.add_edge('h', 'f', weight=2)</text:span></text:p>
            <text:p><text:span text:style-name="T3">graph.add_edge('h', 'g', weight=2)</text:span></text:p>
            <text:p><text:span text:style-name="T4"/></text:p>
            <text:p><text:span text:style-name="T3">shortest_path = ShortestPath(graph)</text:span></text:p>
            <text:p><text:span text:style-name="T3">result = shortest_path.find_shortest_path('a', 'I') <text:s text:c="3"/>should be 8</text:span></text:p>
            <text:p><text:span text:style-name="T3">self.assertEqual(result, ['a', 'c', 'd', 'g', 'i'])</text:span></text:p>
          </draw:text-box>
        </draw:frame>
        <presentation:notes draw:style-name="dp2">
          <draw:page-thumbnail draw:style-name="gr11"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presentation:use-date-time-name="dtd1">
        <office:forms form:automatic-focus="false" form:apply-design-mode="false"/>
        <draw:frame draw:style-name="gr12" draw:layer="layout" svg:width="10.16cm" svg:height="10.329cm" svg:x="1cm" svg:y="0.117cm">
          <draw:object xlink:href="./Object 1" xlink:type="simple" xlink:show="embed" xlink:actuate="onLoad"/>
          <draw:image xlink:href="./ObjectReplacements/Object 1" xlink:type="simple" xlink:show="embed" xlink:actuate="onLoad"/>
        </draw:frame>
        <presentation:notes draw:style-name="dp2">
          <draw:page-thumbnail draw:style-name="gr11"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marker draw:name="Arrowheads_20_3" draw:display-name="Arrowheads 3" svg:viewBox="0 0 20 13" svg:d="M0 13l10-13 10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2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3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199cm" fo:text-indent="0cm"/>
      <style:text-properties style:font-name="Source Sans Pro Light2" fo:font-family="'Source Sans Pro Light'" style:font-style-name="細字" style:font-family-generic="swiss" style:font-pitch="variable" fo:font-size="11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149cm" fo:text-indent="0cm"/>
      <style:text-properties fo:font-size="9pt" style:font-size-asian="13.5pt" style:font-size-complex="13.5pt"/>
    </style:style>
    <style:style style:name="Alizarin-outline4" style:family="presentation" style:parent-style-name="Alizarin-outline3">
      <style:paragraph-properties fo:margin-left="0cm" fo:margin-right="0cm" fo:margin-top="0cm" fo:margin-bottom="0.1cm" fo:text-indent="0cm"/>
      <style:text-properties fo:font-size="8pt" style:font-size-asian="12pt" style:font-size-complex="12pt"/>
    </style:style>
    <style:style style:name="Alizarin-outline5" style:family="presentation" style:parent-style-name="Alizarin-outline4">
      <style:paragraph-properties fo:margin-left="0cm" fo:margin-right="0cm" fo:margin-top="0cm" fo:margin-bottom="0.05cm" fo:text-indent="0cm"/>
      <style:text-properties fo:font-size="8pt" style:font-size-asian="12pt" style:font-size-complex="12pt"/>
    </style:style>
    <style:style style:name="Alizarin-outline6" style:family="presentation" style:parent-style-name="Alizarin-outline5">
      <style:paragraph-properties fo:margin-left="0cm" fo:margin-right="0cm" fo:margin-top="0cm" fo:margin-bottom="0.05cm" fo:text-indent="0cm"/>
      <style:text-properties fo:font-size="8pt" style:font-size-asian="12pt" style:font-size-complex="12pt"/>
    </style:style>
    <style:style style:name="Alizarin-outline7" style:family="presentation" style:parent-style-name="Alizarin-outline6">
      <style:paragraph-properties fo:margin-left="0cm" fo:margin-right="0cm" fo:margin-top="0cm" fo:margin-bottom="0.05cm" fo:text-indent="0cm"/>
      <style:text-properties fo:font-size="8pt" style:font-size-asian="12pt" style:font-size-complex="12pt"/>
    </style:style>
    <style:style style:name="Alizarin-outline8" style:family="presentation" style:parent-style-name="Alizarin-outline7">
      <style:paragraph-properties fo:margin-left="0cm" fo:margin-right="0cm" fo:margin-top="0cm" fo:margin-bottom="0.049cm" fo:text-indent="0cm"/>
      <style:text-properties fo:font-size="7pt" style:font-size-asian="10.5pt" style:font-size-complex="10.5pt"/>
    </style:style>
    <style:style style:name="Alizarin-outline9" style:family="presentation" style:parent-style-name="Alizarin-outline8">
      <style:paragraph-properties fo:margin-left="0cm" fo:margin-right="0cm" fo:margin-top="0cm" fo:margin-bottom="0.049cm" fo:text-indent="0cm"/>
      <style:text-properties fo:font-size="7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16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2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3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199cm" fo:text-indent="0cm"/>
      <style:text-properties style:font-name="Source Sans Pro Light2" fo:font-family="'Source Sans Pro Light'" style:font-style-name="細字" style:font-family-generic="swiss" style:font-pitch="variable" fo:font-size="11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149cm" fo:text-indent="0cm"/>
      <style:text-properties fo:font-size="9pt" style:font-size-asian="13.5pt" style:font-size-complex="13.5pt"/>
    </style:style>
    <style:style style:name="Alizarin0-outline4" style:family="presentation" style:parent-style-name="Alizarin0-outline3">
      <style:paragraph-properties fo:margin-left="0cm" fo:margin-right="0cm" fo:margin-top="0cm" fo:margin-bottom="0.1cm" fo:text-indent="0cm"/>
      <style:text-properties fo:font-size="8pt" style:font-size-asian="12pt" style:font-size-complex="12pt"/>
    </style:style>
    <style:style style:name="Alizarin0-outline5" style:family="presentation" style:parent-style-name="Alizarin0-outline4">
      <style:paragraph-properties fo:margin-left="0cm" fo:margin-right="0cm" fo:margin-top="0cm" fo:margin-bottom="0.05cm" fo:text-indent="0cm"/>
      <style:text-properties fo:font-size="8pt" style:font-size-asian="12pt" style:font-size-complex="12pt"/>
    </style:style>
    <style:style style:name="Alizarin0-outline6" style:family="presentation" style:parent-style-name="Alizarin0-outline5">
      <style:paragraph-properties fo:margin-left="0cm" fo:margin-right="0cm" fo:margin-top="0cm" fo:margin-bottom="0.05cm" fo:text-indent="0cm"/>
      <style:text-properties fo:font-size="8pt" style:font-size-asian="12pt" style:font-size-complex="12pt"/>
    </style:style>
    <style:style style:name="Alizarin0-outline7" style:family="presentation" style:parent-style-name="Alizarin0-outline6">
      <style:paragraph-properties fo:margin-left="0cm" fo:margin-right="0cm" fo:margin-top="0cm" fo:margin-bottom="0.05cm" fo:text-indent="0cm"/>
      <style:text-properties fo:font-size="8pt" style:font-size-asian="12pt" style:font-size-complex="12pt"/>
    </style:style>
    <style:style style:name="Alizarin0-outline8" style:family="presentation" style:parent-style-name="Alizarin0-outline7">
      <style:paragraph-properties fo:margin-left="0cm" fo:margin-right="0cm" fo:margin-top="0cm" fo:margin-bottom="0.049cm" fo:text-indent="0cm"/>
      <style:text-properties fo:font-size="7pt" style:font-size-asian="10.5pt" style:font-size-complex="10.5pt"/>
    </style:style>
    <style:style style:name="Alizarin0-outline9" style:family="presentation" style:parent-style-name="Alizarin0-outline8">
      <style:paragraph-properties fo:margin-left="0cm" fo:margin-right="0cm" fo:margin-top="0cm" fo:margin-bottom="0.049cm" fo:text-indent="0cm"/>
      <style:text-properties fo:font-size="7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16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10.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1.417cm" fo:min-width="13.771cm"/>
    </style:style>
    <style:style style:name="Mgr4" style:family="graphic" style:parent-style-name="Accent_20_1">
      <style:graphic-properties draw:textarea-vertical-align="middle" fo:min-height="0.5cm" fo:min-width="3.2cm"/>
    </style:style>
    <style:style style:name="Mgr5" style:family="graphic" style:parent-style-name="Accent_20_3">
      <style:graphic-properties draw:textarea-vertical-align="middle" fo:min-height="0.5cm" fo:min-width="9.014cm"/>
    </style:style>
    <style:style style:name="Mgr6" style:family="graphic" style:parent-style-name="Accent_20_1">
      <style:graphic-properties draw:textarea-vertical-align="middle" fo:min-height="0.5cm" fo:min-width="0.293cm"/>
    </style:style>
    <style:style style:name="Mgr7" style:family="graphic" style:parent-style-name="Accent_20_1">
      <style:graphic-properties draw:textarea-vertical-align="middle" fo:min-height="1.583cm" fo:min-width="13.771cm"/>
    </style:style>
    <style:style style:name="Mpr1" style:family="presentation" style:parent-style-name="Alizarin-backgroundobjects">
      <style:graphic-properties draw:stroke="none" draw:fill-color="#f44336" draw:textarea-vertical-align="middle" draw:auto-grow-height="false" fo:min-height="0.75cm" fo:min-width="0.793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84cm" svg:x="1cm" svg:y="3.08cm"/>
      <draw:page-thumbnail draw:layer="backgroundobjects" svg:width="8.999cm" svg:height="6.384cm" svg:x="1cm" svg:y="11.656cm"/>
      <draw:page-thumbnail draw:layer="backgroundobjects" svg:width="8.999cm" svg:height="6.384cm" svg:x="1cm" svg:y="20.232cm"/>
      <draw:page-thumbnail draw:layer="backgroundobjects" svg:width="8.999cm" svg:height="6.384cm" svg:x="11cm" svg:y="3.08cm"/>
      <draw:page-thumbnail draw:layer="backgroundobjects" svg:width="8.999cm" svg:height="6.384cm" svg:x="11cm" svg:y="11.656cm"/>
      <draw:page-thumbnail draw:layer="backgroundobjects" svg:width="8.999cm" svg:height="6.384cm" svg:x="11cm" svg:y="20.232cm"/>
    </style:handout-master>
    <style:master-page style:name="Alizarin" style:page-layout-name="PM1" draw:style-name="Mdp1">
      <draw:custom-shape draw:style-name="Mgr3" draw:text-style-name="MP5" draw:layer="backgroundobjects" svg:width="14.271cm" svg:height="1.667cm" svg:x="0cm" svg:y="0.333cm">
        <text:p/>
        <draw:enhanced-geometry svg:viewBox="0 0 21600 21600" draw:type="rectangle" draw:enhanced-path="M 0 0 L 21600 0 21600 21600 0 21600 0 0 Z N"/>
      </draw:custom-shape>
      <draw:custom-shape draw:style-name="Mgr4" draw:text-style-name="MP6" draw:layer="backgroundobjects" svg:width="3.7cm" svg:height="0.75cm" svg:x="11.1cm" svg:y="9.5cm">
        <text:p/>
        <draw:enhanced-geometry svg:viewBox="0 0 21600 21600" draw:type="rectangle" draw:enhanced-path="M 0 0 L 21600 0 21600 21600 0 21600 0 0 Z N"/>
      </draw:custom-shape>
      <draw:custom-shape draw:style-name="Mgr5" draw:text-style-name="MP5" draw:layer="backgroundobjects" svg:width="9.514cm" svg:height="0.75cm" svg:x="1.321cm" svg:y="9.499cm">
        <text:p/>
        <draw:enhanced-geometry svg:viewBox="0 0 21600 21600" draw:type="rectangle" draw:enhanced-path="M 0 0 L 21600 0 21600 21600 0 21600 0 0 Z N"/>
      </draw:custom-shape>
      <draw:custom-shape presentation:style-name="Mpr1" draw:text-style-name="MP7" draw:layer="backgroundobjects" svg:width="0.793cm" svg:height="0.75cm" svg:x="0.264cm" svg:y="9.5cm">
        <text:p/>
        <draw:enhanced-geometry svg:viewBox="0 0 21600 21600" draw:type="rectangle" draw:enhanced-path="M 0 0 L 21600 0 21600 21600 0 21600 0 0 Z N"/>
      </draw:custom-shape>
      <draw:frame presentation:style-name="Alizarin-title" draw:layer="backgroundobjects" svg:width="13.743cm" svg:height="1.333cm" svg:x="0.528cm" svg:y="0.5cm" presentation:class="title" presentation:placeholder="true">
        <draw:text-box/>
      </draw:frame>
      <draw:frame presentation:style-name="Alizarin-outline1" draw:layer="backgroundobjects" svg:width="13.479cm" svg:height="6.5cm" svg:x="0.528cm" svg:y="2.5cm" presentation:class="outline" presentation:placeholder="true">
        <draw:text-box/>
      </draw:frame>
      <draw:custom-shape draw:style-name="Mgr6" draw:text-style-name="MP6" draw:layer="backgroundobjects" svg:width="0.793cm" svg:height="0.75cm" svg:x="0.264cm" svg:y="9.5cm">
        <text:p/>
        <draw:enhanced-geometry svg:viewBox="0 0 21600 21600" draw:type="rectangle" draw:enhanced-path="M 0 0 L 21600 0 21600 21600 0 21600 0 0 Z N"/>
      </draw:custom-shape>
      <draw:frame presentation:style-name="Mpr2" draw:text-style-name="MP8" draw:layer="backgroundobjects" svg:width="1.85cm" svg:height="0.75cm" svg:x="-0.264cm" svg:y="9.5cm" presentation:class="page-number">
        <draw:text-box>
          <text:p text:style-name="MP8"><text:page-number>&lt;number&gt;</text:page-number></text:p>
        </draw:text-box>
      </draw:frame>
      <draw:frame presentation:style-name="Mpr3" draw:text-style-name="MP9" draw:layer="backgroundobjects" svg:width="9.514cm" svg:height="0.75cm" svg:x="1.321cm" svg:y="9.5cm" presentation:class="footer">
        <draw:text-box>
          <text:p text:style-name="MP8"><presentation:footer/></text:p>
        </draw:text-box>
      </draw:frame>
      <draw:frame presentation:style-name="Mpr2" draw:text-style-name="MP10" draw:layer="backgroundobjects" svg:width="3.436cm" svg:height="0.725cm" svg:x="11.1cm" svg:y="9.5cm" presentation:class="date-time">
        <draw:text-box>
          <text:p text:style-name="MP10"><presentation:date-time/></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7" draw:text-style-name="MP5" draw:layer="backgroundobjects" svg:width="14.271cm" svg:height="1.833cm" svg:x="0cm" svg:y="3.666cm">
        <text:p/>
        <draw:enhanced-geometry svg:viewBox="0 0 21600 21600" draw:type="rectangle" draw:enhanced-path="M 0 0 L 21600 0 21600 21600 0 21600 0 0 Z N"/>
      </draw:custom-shape>
      <draw:frame presentation:style-name="Alizarin0-title" draw:layer="backgroundobjects" svg:width="13.479cm" svg:height="1.333cm" svg:x="0.528cm" svg:y="4cm" presentation:class="title" presentation:placeholder="true">
        <draw:text-box/>
      </draw:frame>
      <draw:frame presentation:style-name="Alizarin0-outline1" draw:layer="backgroundobjects" svg:width="13.214cm" svg:height="3.5cm" svg:x="0.792cm" svg:y="5.833cm" presentation:class="outline" presentation:placeholder="true">
        <draw:text-box/>
      </draw:frame>
      <draw:frame presentation:style-name="Mpr6" draw:text-style-name="MP12" draw:layer="backgroundobjects" svg:width="3.436cm" svg:height="0.75cm" svg:x="11.1cm" svg:y="9.5cm" presentation:class="date-time">
        <draw:text-box>
          <text:p text:style-name="MP11"><text:span text:style-name="MT2"><presentation:date-time/></text:span></text:p>
        </draw:text-box>
      </draw:frame>
      <draw:frame presentation:style-name="Mpr7" draw:text-style-name="MP14" draw:layer="backgroundobjects" svg:width="4.757cm" svg:height="0.75cm" svg:x="1.585cm" svg:y="9.5cm" presentation:class="footer">
        <draw:text-box>
          <text:p text:style-name="MP13"><text:span text:style-name="MT2"><presentation:footer/></text:span></text:p>
        </draw:text-box>
      </draw:frame>
      <draw:frame presentation:style-name="Mpr8" draw:text-style-name="MP16" draw:layer="backgroundobjects" svg:width="0.793cm" svg:height="0.75cm" svg:x="0.264cm" svg:y="9.5cm" presentation:class="page-number">
        <draw:text-box>
          <text:p text:style-name="MP15"><text:span text:style-name="MT2"><text:page-number>&lt;number&gt;</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20T21:47:00.297096672</meta:creation-date>
    <meta:editing-duration>PT20H5M14S</meta:editing-duration>
    <meta:editing-cycles>21</meta:editing-cycles>
    <meta:generator>LibreOffice/7.1.4.2$Linux_X86_64 LibreOffice_project/10$Build-2</meta:generator>
    <dc:title>Alizarin</dc:title>
    <dc:date>2021-07-04T00:47:57.205879556</dc:date>
    <meta:document-statistic meta:object-count="9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1945in"/>
    </style:style>
    <style:style style:name="co2" style:family="table-column">
      <style:table-column-properties fo:break-before="auto" style:column-width="0.1854in"/>
    </style:style>
    <style:style style:name="co3" style:family="table-column">
      <style:table-column-properties fo:break-before="auto" style:column-width="0.1492in"/>
    </style:style>
    <style:style style:name="co4" style:family="table-column">
      <style:table-column-properties fo:break-before="auto" style:column-width="0.3752in"/>
    </style:style>
    <style:style style:name="co5" style:family="table-column">
      <style:table-column-properties fo:break-before="auto" style:column-width="0.2598in"/>
    </style:style>
    <style:style style:name="co6" style:family="table-column">
      <style:table-column-properties fo:break-before="auto" style:column-width="3.5398in"/>
    </style:style>
    <style:style style:name="co7" style:family="table-column">
      <style:table-column-properties fo:break-before="auto" style:column-width="2.2807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ackground-color="#cccccc"/>
    </style:style>
    <style:style style:name="ce3" style:family="table-cell" style:parent-style-name="Default">
      <style:table-cell-properties fo:background-color="transparent"/>
    </style:style>
    <style:style style:name="ce4" style:family="table-cell" style:parent-style-name="Default">
      <style:table-cell-properties fo:background-color="#e8f2a1"/>
    </style:style>
    <style:style style:name="ce5" style:family="table-cell" style:parent-style-name="Default">
      <style:table-cell-properties fo:background-color="#ff8000"/>
    </style:style>
    <style:style style:name="ce11" style:family="table-cell" style:parent-style-name="Default">
      <style:table-cell-properties style:text-align-source="fix" style:repeat-content="false"/>
      <style:paragraph-properties fo:text-align="center" fo:margin-left="0in"/>
    </style:style>
    <style:style style:name="ce12" style:family="table-cell" style:parent-style-name="Default">
      <style:table-cell-properties fo:background-color="#cccccc"/>
    </style:style>
    <style:style style:name="ce13" style:family="table-cell" style:parent-style-name="Default">
      <style:table-cell-properties fo:background-color="transparent"/>
    </style:style>
    <style:style style:name="ce14" style:family="table-cell" style:parent-style-name="Default">
      <style:table-cell-properties fo:background-color="#e8f2a1"/>
    </style:style>
    <style:style style:name="ce15" style:family="table-cell" style:parent-style-name="Default">
      <style:table-cell-properties fo:background-color="#ff8000"/>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2" table:default-cell-style-name="Default"/>
        <table:table-column table:style-name="co3" table:default-cell-style-name="Default"/>
        <table:table-column table:style-name="co4" table:default-cell-style-name="ce11"/>
        <table:table-column table:style-name="co1" table:number-columns-repeated="2" table:default-cell-style-name="ce12"/>
        <table:table-column table:style-name="co2" table:default-cell-style-name="ce12"/>
        <table:table-column table:style-name="co1" table:number-columns-repeated="2" table:default-cell-style-name="ce12"/>
        <table:table-column table:style-name="co3" table:default-cell-style-name="Default"/>
        <table:table-column table:style-name="co1" table:number-columns-repeated="2"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unvisited</text:p>
          </table:table-cell>
          <table:table-cell table:number-columns-repeated="9"/>
          <table:table-cell table:style-name="Default" office:value-type="string" calcext:value-type="string">
            <text:p>a</text:p>
          </table:table-cell>
          <table:table-cell table:style-name="Default" office:value-type="string" calcext:value-type="string">
            <text:p>b</text:p>
          </table:table-cell>
          <table:table-cell table:style-name="Default" office:value-type="string" calcext:value-type="string">
            <text:p>c</text:p>
          </table:table-cell>
          <table:table-cell table:style-name="Default" office:value-type="string" calcext:value-type="string">
            <text:p>d</text:p>
          </table:table-cell>
          <table:table-cell table:style-name="Default"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number-columns-repeated="3"/>
        </table:table-row>
        <table:table-row table:style-name="ro1">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table:number-columns-repeated="5" table:style-name="Default" office:value-type="string" calcext:value-type="string">
            <text:p>inf</text:p>
          </table:table-cell>
          <table:table-cell table:number-columns-repeated="4" office:value-type="string" calcext:value-type="string">
            <text:p>inf</text:p>
          </table:table-cell>
          <table:table-cell table:number-columns-repeated="3"/>
        </table:table-row>
        <table:table-row table:style-name="ro2">
          <table:table-cell table:number-columns-repeated="9"/>
          <table:table-cell office:value-type="string" calcext:value-type="string">
            <text:p>a</text:p>
          </table:table-cell>
          <table:table-cell table:style-name="Default" table:number-columns-repeated="5"/>
          <table:table-cell table:number-columns-repeated="5"/>
          <table:table-cell office:value-type="string" calcext:value-type="string">
            <text:p>aは指定される</text:p>
          </table:table-cell>
          <table:table-cell/>
        </table:table-row>
        <table:table-row table:style-name="ro1">
          <table:table-cell table:number-columns-repeated="9"/>
          <table:table-cell office:value-type="string" calcext:value-type="string">
            <text:p>A=0</text:p>
          </table:table-cell>
          <table:table-cell table:style-name="Default" office:value-type="float" office:value="0" calcext:value-type="float">
            <text:p>0</text:p>
          </table:table-cell>
          <table:table-cell table:number-columns-repeated="4" table:style-name="Default" office:value-type="string" calcext:value-type="string">
            <text:p>inf</text:p>
          </table:table-cell>
          <table:table-cell table:number-columns-repeated="4" office:value-type="string" calcext:value-type="string">
            <text:p>inf</text:p>
          </table:table-cell>
          <table:table-cell table:number-columns-repeated="3"/>
        </table:table-row>
        <table:table-row table:style-name="ro2">
          <table:table-cell table:number-columns-repeated="10"/>
          <table:table-cell table:style-name="Default" table:number-columns-repeated="5"/>
          <table:table-cell table:number-columns-repeated="5"/>
          <table:table-cell office:value-type="string" calcext:value-type="string">
            <text:p>aのadjacent nodes(b5/c3/e2。数値はaから)</text:p>
          </table:table-cell>
          <table:table-cell/>
        </table:table-row>
        <table:table-row table:style-name="ro2">
          <table:table-cell table:number-columns-repeated="10"/>
          <table:table-cell table:style-name="Default"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4" office:value-type="string" calcext:value-type="string">
            <text:p>inf</text:p>
          </table:table-cell>
          <table:table-cell/>
          <table:table-cell office:value-type="string" calcext:value-type="string">
            <text:p>weightが低いeからc、bへ(0+5=5, 0+3=3, 0+2=2)</text:p>
          </table:table-cell>
          <table:table-cell office:value-type="string" calcext:value-type="string">
            <text:p>Cが最低値で更新される。fromはA</text:p>
          </table:table-cell>
        </table:table-row>
        <table:table-row table:style-name="ro2">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number-columns-repeated="2"/>
          <table:table-cell table:style-name="Default" table:number-columns-repeated="4"/>
          <table:table-cell table:number-columns-repeated="5"/>
          <table:table-cell office:value-type="string" calcext:value-type="string">
            <text:p>aはvisited</text:p>
          </table:table-cell>
          <table:table-cell/>
        </table:table-row>
        <table:table-row table:style-name="ro2">
          <table:table-cell table:number-columns-repeated="9"/>
          <table:table-cell office:value-type="string" calcext:value-type="string">
            <text:p>E=2</text:p>
          </table:table-cell>
          <table:table-cell/>
          <table:table-cell table:style-name="Default" table:number-columns-repeated="4"/>
          <table:table-cell table:number-columns-repeated="5"/>
          <table:table-cell office:value-type="string" calcext:value-type="string">
            <text:p>unvisitedの一番低いweightのノードを選択。eを選択</text:p>
          </table:table-cell>
          <table:table-cell/>
        </table:table-row>
        <table:table-row table:style-name="ro2">
          <table:table-cell table:number-columns-repeated="11"/>
          <table:table-cell table:style-name="Default" table:number-columns-repeated="4"/>
          <table:table-cell table:number-columns-repeated="5"/>
          <table:table-cell office:value-type="string" calcext:value-type="string">
            <text:p>eのadjacent nodes(a1/h4/i7。数値はeから)</text:p>
          </table:table-cell>
          <table:table-cell/>
        </table:table-row>
        <table:table-row table:style-name="ro2">
          <table:table-cell table:number-columns-repeated="10"/>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4" office:value-type="string" calcext:value-type="string">
            <text:p>inf</text:p>
          </table:table-cell>
          <table:table-cell/>
          <table:table-cell office:value-type="string" calcext:value-type="string">
            <text:p>a=2+1=3で現在値0がそのまま</text:p>
          </table:table-cell>
          <table:table-cell/>
        </table:table-row>
        <table:table-row table:style-name="ro1">
          <table:table-cell table:number-columns-repeated="10"/>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string" calcext:value-type="string">
            <text:p>inf</text:p>
          </table:table-cell>
          <table:table-cell/>
          <table:table-cell office:value-type="string" calcext:value-type="string">
            <text:p>H=2+4=6</text:p>
          </table:table-cell>
          <table:table-cell/>
        </table:table-row>
        <table:table-row table:style-name="ro1">
          <table:table-cell table:number-columns-repeated="10"/>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table:style-name="Default"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I=2+7=9</text:p>
          </table:table-cell>
          <table:table-cell/>
        </table:table-row>
        <table:table-row table:style-name="ro2">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number-columns-repeated="2"/>
          <table:table-cell table:style-name="Default" table:number-columns-repeated="3"/>
          <table:table-cell table:number-columns-repeated="6"/>
          <table:table-cell office:value-type="string" calcext:value-type="string">
            <text:p>eはvisited</text:p>
          </table:table-cell>
          <table:table-cell/>
        </table:table-row>
        <table:table-row table:style-name="ro2">
          <table:table-cell table:number-columns-repeated="9"/>
          <table:table-cell office:value-type="string" calcext:value-type="string">
            <text:p>C=3</text:p>
          </table:table-cell>
          <table:table-cell office:value-type="float" office:value="0" calcext:value-type="float">
            <text:p>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string" calcext:value-type="string">
            <text:p>inf</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text:span text:style-name="T2">unvisitedの</text:span>一番低いweightのノードを選択。cを選択</text:p>
          </table:table-cell>
          <table:table-cell/>
        </table:table-row>
        <table:table-row table:style-name="ro2">
          <table:table-cell table:number-columns-repeated="11"/>
          <table:table-cell table:style-name="Default" table:number-columns-repeated="3"/>
          <table:table-cell table:number-columns-repeated="6"/>
          <table:table-cell office:value-type="string" calcext:value-type="string">
            <text:p>cのadjacent nodes(b1/d1。数値はcから)</text:p>
          </table:table-cell>
          <table:table-cell/>
        </table:table-row>
        <table:table-row table:style-name="ro1">
          <table:table-cell table:number-columns-repeated="10"/>
          <table:table-cell office:value-type="float" office:value="0" calcext:value-type="float">
            <text:p>0</text:p>
          </table:table-cell>
          <table:table-cell table:style-name="ce14" office:value-type="float" office:value="4" calcext:value-type="float">
            <text:p>4</text:p>
          </table:table-cell>
          <table:table-cell table:style-name="Default" office:value-type="float" office:value="3" calcext:value-type="float">
            <text:p>3</text:p>
          </table:table-cell>
          <table:table-cell table:style-name="Default" office:value-type="string" calcext:value-type="string">
            <text:p>inf</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B=3+1=4</text:p>
          </table:table-cell>
          <table:table-cell/>
        </table:table-row>
        <table:table-row table:style-name="ro2">
          <table:table-cell table:number-columns-repeated="10"/>
          <table:table-cell office:value-type="float" office:value="0" calcext:value-type="float">
            <text:p>0</text:p>
          </table:table-cell>
          <table:table-cell table:style-name="ce13"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D=3+1=4</text:p>
          </table:table-cell>
          <table:table-cell office:value-type="string" calcext:value-type="string">
            <text:p>Dが最低値で更新される。fromはC</text:p>
          </table:table-cell>
        </table:table-row>
        <table:table-row table:style-name="ro2">
          <table:table-cell/>
          <table:table-cell office:value-type="string" calcext:value-type="string">
            <text:p>b</text:p>
          </table:table-cell>
          <table:table-cell/>
          <table:table-cell office:value-type="string" calcext:value-type="string">
            <text:p>d</text:p>
          </table:table-cell>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office:value-type="float" office:value="0" calcext:value-type="float">
            <text:p>0</text:p>
          </table:table-cell>
          <table:table-cell table:style-name="ce13" office:value-type="float" office:value="4" calcext:value-type="float">
            <text:p>4</text:p>
          </table:table-cell>
          <table:table-cell office:value-type="float" office:value="3" calcext:value-type="float">
            <text:p>3</text:p>
          </table:table-cell>
          <table:table-cell table:style-name="ce13"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cはvisited</text:p>
          </table:table-cell>
          <table:table-cell/>
        </table:table-row>
        <table:table-row table:style-name="ro2">
          <table:table-cell table:number-columns-repeated="9"/>
          <table:table-cell office:value-type="string" calcext:value-type="string">
            <text:p>B=4</text:p>
          </table:table-cell>
          <table:table-cell office:value-type="float" office:value="0" calcext:value-type="float">
            <text:p>0</text:p>
          </table:table-cell>
          <table:table-cell table:style-name="ce13" office:value-type="float" office:value="4" calcext:value-type="float">
            <text:p>4</text:p>
          </table:table-cell>
          <table:table-cell office:value-type="float" office:value="3" calcext:value-type="float">
            <text:p>3</text:p>
          </table:table-cell>
          <table:table-cell table:style-name="ce13"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text:span text:style-name="T2">unvisitedの</text:span>一番低いweightのノードを選択。bを選択</text:p>
          </table:table-cell>
          <table:table-cell/>
        </table:table-row>
        <table:table-row table:style-name="ro2">
          <table:table-cell table:number-columns-repeated="11"/>
          <table:table-cell table:style-name="Default"/>
          <table:table-cell/>
          <table:table-cell table:style-name="ce13"/>
          <table:table-cell table:number-columns-repeated="6"/>
          <table:table-cell office:value-type="string" calcext:value-type="string">
            <text:p>bのadjacent nodes(d2。数値はbから)</text:p>
          </table:table-cell>
          <table:table-cell/>
        </table:table-row>
        <table:table-row table:style-name="ro2">
          <table:table-cell table:number-columns-repeated="10"/>
          <table:table-cell office:value-type="float" office:value="0" calcext:value-type="float">
            <text:p>0</text:p>
          </table:table-cell>
          <table:table-cell table:style-name="ce13" office:value-type="float" office:value="4" calcext:value-type="float">
            <text:p>4</text:p>
          </table:table-cell>
          <table:table-cell office:value-type="float" office:value="3" calcext:value-type="float">
            <text:p>3</text:p>
          </table:table-cell>
          <table:table-cell table:style-name="ce13"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D=4+2=6。現在値4なのでアップデートしない</text:p>
          </table:table-cell>
          <table:table-cell/>
        </table:table-row>
        <table:table-row table:style-name="ro2">
          <table:table-cell table:number-columns-repeated="3"/>
          <table:table-cell office:value-type="string" calcext:value-type="string">
            <text:p>d</text:p>
          </table:table-cell>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3"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bはvisited</text:p>
          </table:table-cell>
          <table:table-cell/>
        </table:table-row>
        <table:table-row table:style-name="ro2">
          <table:table-cell table:number-columns-repeated="9"/>
          <table:table-cell office:value-type="string" calcext:value-type="string">
            <text:p>D=4</text:p>
          </table:table-cell>
          <table:table-cell table:number-columns-repeated="3"/>
          <table:table-cell table:style-name="ce13"/>
          <table:table-cell table:number-columns-repeated="6"/>
          <table:table-cell office:value-type="string" calcext:value-type="string">
            <text:p><text:span text:style-name="T2">unvisitedの</text:span>一番低いweightのノードを選択。dを選択</text:p>
          </table:table-cell>
          <table:table-cell/>
        </table:table-row>
        <table:table-row table:style-name="ro2">
          <table:table-cell table:number-columns-repeated="13"/>
          <table:table-cell table:style-name="ce13"/>
          <table:table-cell table:number-columns-repeated="6"/>
          <table:table-cell office:value-type="string" calcext:value-type="string">
            <text:p>dのadjacent nodes(a1/g2/h1。数値はdから)</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3" office:value-type="float" office:value="4" calcext:value-type="float">
            <text:p>4</text:p>
          </table:table-cell>
          <table:table-cell office:value-type="float" office:value="2" calcext:value-type="float">
            <text:p>2</text:p>
          </table:table-cell>
          <table:table-cell table:number-columns-repeated="2" office:value-type="string" calcext:value-type="string">
            <text:p>inf</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A=4+1=5。アップデート無し</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3"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table:formula="of:=6" office:value-type="float" office:value="6" calcext:value-type="float">
            <text:p>6</text:p>
          </table:table-cell>
          <table:table-cell office:value-type="float" office:value="9" calcext:value-type="float">
            <text:p>9</text:p>
          </table:table-cell>
          <table:table-cell/>
          <table:table-cell office:value-type="string" calcext:value-type="string">
            <text:p>G=4+2=6</text:p>
          </table:table-cell>
          <table:table-cell office:value-type="string" calcext:value-type="string">
            <text:p>Gが最低値で更新される。fromはD</text:p>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style-name="ce13"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H=4+1=5</text:p>
          </table:table-cell>
          <table:table-cell/>
        </table:table-row>
        <table:table-row table:style-name="ro2">
          <table:table-cell table:number-columns-repeated="5"/>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dはvisited</text:p>
          </table:table-cell>
          <table:table-cell/>
        </table:table-row>
        <table:table-row table:style-name="ro2">
          <table:table-cell table:number-columns-repeated="9"/>
          <table:table-cell office:value-type="string" calcext:value-type="string">
            <text:p>H=5</text:p>
          </table:table-cell>
          <table:table-cell table:number-columns-repeated="10"/>
          <table:table-cell office:value-type="string" calcext:value-type="string">
            <text:p><text:span text:style-name="T2">unvisitedの</text:span>一番低いweightのノードを選択。hを選択</text:p>
          </table:table-cell>
          <table:table-cell/>
        </table:table-row>
        <table:table-row table:style-name="ro2">
          <table:table-cell table:number-columns-repeated="20"/>
          <table:table-cell office:value-type="string" calcext:value-type="string">
            <text:p>hのadjacent nodes(c2/f2/g2。数値はhから)</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f</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C=5+2=7</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F=5+2=7</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G=5+2=7</text:p>
          </table:table-cell>
          <table:table-cell/>
        </table:table-row>
        <table:table-row table:style-name="ro2">
          <table:table-cell table:number-columns-repeated="5"/>
          <table:table-cell office:value-type="string" calcext:value-type="string">
            <text:p>f</text:p>
          </table:table-cell>
          <table:table-cell office:value-type="string" calcext:value-type="string">
            <text:p>g</text:p>
          </table:table-cell>
          <table:table-cell/>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table:style-name="ce12" office:value-type="float" office:value="5" calcext:value-type="float">
            <text:p>5</text:p>
          </table:table-cell>
          <table:table-cell office:value-type="float" office:value="9" calcext:value-type="float">
            <text:p>9</text:p>
          </table:table-cell>
          <table:table-cell/>
          <table:table-cell office:value-type="string" calcext:value-type="string">
            <text:p>hはvisited</text:p>
          </table:table-cell>
          <table:table-cell/>
        </table:table-row>
        <table:table-row table:style-name="ro2">
          <table:table-cell table:number-columns-repeated="9"/>
          <table:table-cell office:value-type="string" calcext:value-type="string">
            <text:p>G=6</text:p>
          </table:table-cell>
          <table:table-cell table:number-columns-repeated="7"/>
          <table:table-cell table:style-name="ce12"/>
          <table:table-cell table:number-columns-repeated="2"/>
          <table:table-cell office:value-type="string" calcext:value-type="string">
            <text:p><text:span text:style-name="T2">unvisitedの</text:span>一番低いweightのノードを選択。gを選択</text:p>
          </table:table-cell>
          <table:table-cell/>
        </table:table-row>
        <table:table-row table:style-name="ro2">
          <table:table-cell table:number-columns-repeated="17"/>
          <table:table-cell table:style-name="ce12"/>
          <table:table-cell table:number-columns-repeated="2"/>
          <table:table-cell office:value-type="string" calcext:value-type="string">
            <text:p>gのadjacent nodes(c3/i2。数値はgから)</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table:style-name="ce12" office:value-type="float" office:value="5" calcext:value-type="float">
            <text:p>5</text:p>
          </table:table-cell>
          <table:table-cell office:value-type="float" office:value="9" calcext:value-type="float">
            <text:p>9</text:p>
          </table:table-cell>
          <table:table-cell/>
          <table:table-cell office:value-type="string" calcext:value-type="string">
            <text:p>C=6+3=9</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table:style-name="ce12" office:value-type="float" office:value="5" calcext:value-type="float">
            <text:p>5</text:p>
          </table:table-cell>
          <table:table-cell office:value-type="float" office:value="8" calcext:value-type="float">
            <text:p>8</text:p>
          </table:table-cell>
          <table:table-cell/>
          <table:table-cell table:style-name="ce15" office:value-type="string" calcext:value-type="string">
            <text:p>I=6+2=8</text:p>
          </table:table-cell>
          <table:table-cell office:value-type="string" calcext:value-type="string">
            <text:p>iが最低値で更新される。fromはG</text:p>
          </table:table-cell>
        </table:table-row>
        <table:table-row table:style-name="ro2">
          <table:table-cell table:number-columns-repeated="5"/>
          <table:table-cell office:value-type="string" calcext:value-type="string">
            <text:p>f</text:p>
          </table:table-cell>
          <table:table-cell table:number-columns-repeated="2"/>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style-name="ce12" office:value-type="float" office:value="6" calcext:value-type="float">
            <text:p>6</text:p>
          </table:table-cell>
          <table:table-cell table:style-name="ce12" office:value-type="float" office:value="5" calcext:value-type="float">
            <text:p>5</text:p>
          </table:table-cell>
          <table:table-cell office:value-type="float" office:value="8" calcext:value-type="float">
            <text:p>8</text:p>
          </table:table-cell>
          <table:table-cell/>
          <table:table-cell office:value-type="string" calcext:value-type="string">
            <text:p>gはvisited</text:p>
          </table:table-cell>
          <table:table-cell/>
        </table:table-row>
        <table:table-row table:style-name="ro2">
          <table:table-cell table:number-columns-repeated="9"/>
          <table:table-cell office:value-type="string" calcext:value-type="string">
            <text:p>F=7</text:p>
          </table:table-cell>
          <table:table-cell table:number-columns-repeated="6"/>
          <table:table-cell table:style-name="ce12" table:number-columns-repeated="2"/>
          <table:table-cell table:number-columns-repeated="2"/>
          <table:table-cell office:value-type="string" calcext:value-type="string">
            <text:p><text:span text:style-name="T2">unvisitedの</text:span>一番低いweightのノードを選択。fを選択</text:p>
          </table:table-cell>
          <table:table-cell/>
        </table:table-row>
        <table:table-row table:style-name="ro2">
          <table:table-cell table:number-columns-repeated="16"/>
          <table:table-cell table:style-name="ce12" table:number-columns-repeated="2"/>
          <table:table-cell table:number-columns-repeated="2"/>
          <table:table-cell office:value-type="string" calcext:value-type="string">
            <text:p>fのadjacent nodes(b3/g1。数値はfから)</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style-name="ce12" office:value-type="float" office:value="6" calcext:value-type="float">
            <text:p>6</text:p>
          </table:table-cell>
          <table:table-cell table:style-name="ce12" office:value-type="float" office:value="5" calcext:value-type="float">
            <text:p>5</text:p>
          </table:table-cell>
          <table:table-cell office:value-type="float" office:value="8" calcext:value-type="float">
            <text:p>8</text:p>
          </table:table-cell>
          <table:table-cell/>
          <table:table-cell office:value-type="string" calcext:value-type="string">
            <text:p>B=7+3=10</text:p>
          </table:table-cell>
          <table:table-cell/>
        </table:table-row>
        <table:table-row table:style-name="ro1">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style-name="ce12" office:value-type="float" office:value="6" calcext:value-type="float">
            <text:p>6</text:p>
          </table:table-cell>
          <table:table-cell table:style-name="ce12" office:value-type="float" office:value="5" calcext:value-type="float">
            <text:p>5</text:p>
          </table:table-cell>
          <table:table-cell office:value-type="float" office:value="8" calcext:value-type="float">
            <text:p>8</text:p>
          </table:table-cell>
          <table:table-cell/>
          <table:table-cell office:value-type="string" calcext:value-type="string">
            <text:p>G=7+1=8</text:p>
          </table:table-cell>
          <table:table-cell/>
        </table:table-row>
        <table:table-row table:style-name="ro2">
          <table:table-cell table:number-columns-repeated="8"/>
          <table:table-cell office:value-type="string" calcext:value-type="string">
            <text:p>I</text:p>
          </table:table-cell>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style-name="ce12" office:value-type="float" office:value="7" calcext:value-type="float">
            <text:p>7</text:p>
          </table:table-cell>
          <table:table-cell table:style-name="ce12" office:value-type="float" office:value="6" calcext:value-type="float">
            <text:p>6</text:p>
          </table:table-cell>
          <table:table-cell table:style-name="ce12" office:value-type="float" office:value="5" calcext:value-type="float">
            <text:p>5</text:p>
          </table:table-cell>
          <table:table-cell office:value-type="float" office:value="8" calcext:value-type="float">
            <text:p>8</text:p>
          </table:table-cell>
          <table:table-cell/>
          <table:table-cell office:value-type="string" calcext:value-type="string">
            <text:p>fはvisited</text:p>
          </table:table-cell>
          <table:table-cell/>
        </table:table-row>
        <table:table-row table:style-name="ro2">
          <table:table-cell table:number-columns-repeated="9"/>
          <table:table-cell office:value-type="string" calcext:value-type="string">
            <text:p>I=8</text:p>
          </table:table-cell>
          <table:table-cell table:number-columns-repeated="5"/>
          <table:table-cell table:style-name="ce12" table:number-columns-repeated="3"/>
          <table:table-cell table:number-columns-repeated="2"/>
          <table:table-cell table:style-name="ce15" office:value-type="string" calcext:value-type="string">
            <text:p><text:span text:style-name="T2">unvisitedの</text:span>一番低いweightのノードを選択。iを選択</text:p>
          </table:table-cell>
          <table:table-cell/>
        </table:table-row>
        <table:table-row table:style-name="ro2">
          <table:table-cell table:number-columns-repeated="15"/>
          <table:table-cell table:style-name="ce12" table:number-columns-repeated="3"/>
          <table:table-cell table:number-columns-repeated="2"/>
          <table:table-cell table:style-name="ce15" office:value-type="string" calcext:value-type="string">
            <text:p>iのadjacent nodes無し</text:p>
          </table:table-cell>
          <table:table-cell/>
        </table:table-row>
        <table:table-row table:style-name="ro2">
          <table:table-cell table:number-columns-repeated="10"/>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style-name="ce12" office:value-type="float" office:value="7" calcext:value-type="float">
            <text:p>7</text:p>
          </table:table-cell>
          <table:table-cell table:style-name="ce12" office:value-type="float" office:value="6" calcext:value-type="float">
            <text:p>6</text:p>
          </table:table-cell>
          <table:table-cell table:style-name="ce12" office:value-type="float" office:value="5" calcext:value-type="float">
            <text:p>5</text:p>
          </table:table-cell>
          <table:table-cell office:value-type="float" office:value="8" calcext:value-type="float">
            <text:p>8</text:p>
          </table:table-cell>
          <table:table-cell/>
          <table:table-cell table:style-name="ce15" office:value-type="string" calcext:value-type="string">
            <text:p>iはvisited</text:p>
          </table:table-cell>
          <table:table-cell/>
        </table:table-row>
        <table:table-row table:style-name="ro2">
          <table:table-cell table:number-columns-repeated="10"/>
          <table:table-cell table:style-name="ce13" table:number-columns-repeated="8"/>
          <table:table-cell table:number-columns-repeated="2"/>
          <table:table-cell office:value-type="string" calcext:value-type="string">
            <text:p>unvisited無しで終わり</text:p>
          </table:table-cell>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4">00/00/0000</text:date>, <text:time style:data-style-name="N2" text:time-value="00:47:12.6927586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